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style:writing-mode="lr-tb"/>
    </style:style>
    <style:style style:name="T1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_2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_3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_4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_5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_6" style:family="text"/>
    <style:style style:name="T1_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1" style:family="text">
      <style:text-properties fo:color="#b7b7b7"/>
    </style:style>
    <style:style style:name="T1_1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19" style:family="text">
      <style:text-properties fo:color="#b7b7b7"/>
    </style:style>
    <style:style style:name="T1_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3" style:family="text">
      <style:text-properties fo:color="#b7b7b7"/>
    </style:style>
    <style:style style:name="T1_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28" style:family="text">
      <style:text-properties fo:color="#b7b7b7"/>
    </style:style>
    <style:style style:name="T1_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0" style:family="text">
      <style:text-properties fo:color="#b7b7b7"/>
    </style:style>
    <style:style style:name="T1_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3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4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0" style:family="text">
      <style:text-properties fo:color="#b7b7b7"/>
    </style:style>
    <style:style style:name="T1_5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6" style:family="text">
      <style:text-properties fo:color="#b7b7b7"/>
    </style:style>
    <style:style style:name="T1_5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5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3" style:family="text">
      <style:text-properties fo:color="#b7b7b7"/>
    </style:style>
    <style:style style:name="T1_6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6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1" style:family="text">
      <style:text-properties fo:color="#b7b7b7"/>
    </style:style>
    <style:style style:name="T1_7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_7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break-before="auto" fo:text-indent="0cm" fo:line-height="100%" style:writing-mode="lr-tb"/>
    </style:style>
    <style:style style:name="T2_1" style:family="text">
      <style:text-properties fo:color="#b7b7b7"/>
    </style:style>
    <style:style style:name="T2_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" style:family="text">
      <style:text-properties fo:color="#b7b7b7"/>
    </style:style>
    <style:style style:name="T2_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" style:family="text">
      <style:text-properties fo:color="#b7b7b7"/>
    </style:style>
    <style:style style:name="T2_1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8" style:family="text">
      <style:text-properties fo:color="#b7b7b7"/>
    </style:style>
    <style:style style:name="T2_1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3" style:family="text">
      <style:text-properties fo:color="#b7b7b7"/>
    </style:style>
    <style:style style:name="T2_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28" style:family="text">
      <style:text-properties fo:color="#b7b7b7"/>
    </style:style>
    <style:style style:name="T2_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5" style:family="text">
      <style:text-properties fo:color="#b7b7b7"/>
    </style:style>
    <style:style style:name="T2_3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3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2" style:family="text">
      <style:text-properties fo:color="#b7b7b7"/>
    </style:style>
    <style:style style:name="T2_4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49" style:family="text">
      <style:text-properties fo:color="#b7b7b7"/>
    </style:style>
    <style:style style:name="T2_5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6" style:family="text">
      <style:text-properties fo:color="#b7b7b7"/>
    </style:style>
    <style:style style:name="T2_5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5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2" style:family="text">
      <style:text-properties fo:color="#b7b7b7"/>
    </style:style>
    <style:style style:name="T2_6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5" style:family="text">
      <style:text-properties fo:color="#b7b7b7"/>
    </style:style>
    <style:style style:name="T2_6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6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0" style:family="text">
      <style:text-properties fo:color="#b7b7b7"/>
    </style:style>
    <style:style style:name="T2_7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5" style:family="text">
      <style:text-properties fo:color="#b7b7b7"/>
    </style:style>
    <style:style style:name="T2_7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7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1" style:family="text">
      <style:text-properties fo:color="#b7b7b7"/>
    </style:style>
    <style:style style:name="T2_8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4" style:family="text">
      <style:text-properties fo:color="#b7b7b7"/>
    </style:style>
    <style:style style:name="T2_8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89" style:family="text">
      <style:text-properties fo:color="#b7b7b7"/>
    </style:style>
    <style:style style:name="T2_9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4" style:family="text">
      <style:text-properties fo:color="#b7b7b7"/>
    </style:style>
    <style:style style:name="T2_9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9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5" style:family="text">
      <style:text-properties fo:color="#b7b7b7"/>
    </style:style>
    <style:style style:name="T2_10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0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2" style:family="text">
      <style:text-properties fo:color="#b7b7b7"/>
    </style:style>
    <style:style style:name="T2_11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18" style:family="text">
      <style:text-properties fo:color="#b7b7b7"/>
    </style:style>
    <style:style style:name="T2_11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2" style:family="text">
      <style:text-properties fo:color="#b7b7b7"/>
    </style:style>
    <style:style style:name="T2_12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0" style:family="text">
      <style:text-properties fo:color="#b7b7b7"/>
    </style:style>
    <style:style style:name="T2_1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6" style:family="text">
      <style:text-properties fo:color="#b7b7b7"/>
    </style:style>
    <style:style style:name="T2_13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3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1" style:family="text">
      <style:text-properties fo:color="#b7b7b7"/>
    </style:style>
    <style:style style:name="T2_14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4" style:family="text">
      <style:text-properties fo:color="#b7b7b7"/>
    </style:style>
    <style:style style:name="T2_14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4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0" style:family="text">
      <style:text-properties fo:color="#b7b7b7"/>
    </style:style>
    <style:style style:name="T2_15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_155" style:family="text">
      <style:text-properties fo:color="#b7b7b7"/>
    </style:style>
    <style:style style:name="P3" style:family="paragraph" style:parent-style-name="Standard">
      <style:paragraph-properties fo:break-before="auto" fo:text-indent="0cm" fo:line-height="100%" style:writing-mode="lr-tb"/>
    </style:style>
    <style:style style:name="T3_1" style:family="text"/>
    <style:style style:name="P4" style:family="paragraph" style:parent-style-name="Standard">
      <style:paragraph-properties fo:break-before="auto" fo:text-indent="0cm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break-before="auto" fo:text-indent="0cm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text-indent="0cm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text-indent="0cm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text-indent="0cm" fo:line-height="100%" style:writing-mode="lr-tb"/>
    </style:style>
    <style:style style:name="P9" style:family="paragraph" style:parent-style-name="Standard">
      <style:paragraph-properties fo:break-before="auto" fo:text-indent="0cm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text-indent="0cm" fo:line-height="100%" style:writing-mode="lr-tb"/>
    </style:style>
    <style:style style:name="T10_1" style:family="text"/>
    <style:style style:name="P11" style:family="paragraph" style:parent-style-name="Standard">
      <style:paragraph-properties fo:break-before="auto" fo:text-indent="0cm" fo:line-height="100%" style:writing-mode="lr-tb"/>
    </style:style>
    <style:style style:name="T11_1" style:family="text"/>
    <style:style style:name="T11_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8" style:family="text">
      <style:text-properties fo:color="#b7b7b7"/>
    </style:style>
    <style:style style:name="T11_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4" style:family="text">
      <style:text-properties fo:color="#b7b7b7"/>
    </style:style>
    <style:style style:name="T11_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1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2" style:family="text">
      <style:text-properties fo:color="#b7b7b7"/>
    </style:style>
    <style:style style:name="T11_2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28" style:family="text">
      <style:text-properties fo:color="#b7b7b7"/>
    </style:style>
    <style:style style:name="T11_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5" style:family="text">
      <style:text-properties fo:color="#b7b7b7"/>
    </style:style>
    <style:style style:name="T11_3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3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0" style:family="text">
      <style:text-properties fo:color="#b7b7b7"/>
    </style:style>
    <style:style style:name="T11_4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11_45" style:family="text">
      <style:text-properties fo:color="#b7b7b7"/>
    </style:style>
    <style:style style:name="P12" style:family="paragraph" style:parent-style-name="Standard">
      <style:paragraph-properties fo:break-before="auto" fo:text-indent="0cm" fo:line-height="100%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text-indent="0cm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text-indent="0cm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text-indent="0cm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text-indent="0cm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text-indent="0cm" fo:line-height="100%" style:writing-mode="lr-tb"/>
    </style:style>
    <style:style style:name="P19" style:family="paragraph" style:parent-style-name="Standard">
      <style:paragraph-properties fo:break-before="auto" fo:text-indent="0cm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P20" style:family="paragraph" style:parent-style-name="Standard">
      <style:paragraph-properties fo:break-before="auto" fo:text-indent="0cm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break-before="auto" fo:text-indent="0cm" fo:line-height="100%" style:writing-mode="lr-tb"/>
    </style:style>
    <style:style style:name="T21_1" style:family="text">
      <style:text-properties fo:color="#b7b7b7"/>
    </style:style>
    <style:style style:name="T21_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9" style:family="text">
      <style:text-properties fo:color="#b7b7b7"/>
    </style:style>
    <style:style style:name="T21_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7" style:family="text">
      <style:text-properties fo:color="#b7b7b7"/>
    </style:style>
    <style:style style:name="T21_1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1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3" style:family="text">
      <style:text-properties fo:color="#b7b7b7"/>
    </style:style>
    <style:style style:name="T21_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28" style:family="text">
      <style:text-properties fo:color="#b7b7b7"/>
    </style:style>
    <style:style style:name="T21_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3" style:family="text">
      <style:text-properties fo:color="#b7b7b7"/>
    </style:style>
    <style:style style:name="T21_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3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0" style:family="text">
      <style:text-properties fo:color="#b7b7b7"/>
    </style:style>
    <style:style style:name="T21_4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3" style:family="text">
      <style:text-properties fo:color="#b7b7b7"/>
    </style:style>
    <style:style style:name="T21_4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1_48" style:family="text">
      <style:text-properties fo:color="#b7b7b7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text-indent="0cm" fo:line-height="100%" style:writing-mode="lr-tb"/>
    </style:style>
    <style:style style:name="T25_1" style:family="text">
      <style:text-properties fo:color="#b7b7b7"/>
    </style:style>
    <style:style style:name="T25_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1" style:family="text">
      <style:text-properties fo:color="#b7b7b7"/>
    </style:style>
    <style:style style:name="T25_1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18" style:family="text">
      <style:text-properties fo:color="#b7b7b7"/>
    </style:style>
    <style:style style:name="T25_1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0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5" style:family="text">
      <style:text-properties fo:color="#b7b7b7"/>
    </style:style>
    <style:style style:name="T25_26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7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8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29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0" style:family="text">
      <style:text-properties fo:color="#b7b7b7"/>
    </style:style>
    <style:style style:name="T25_31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2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3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4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5" style:family="text">
      <style:text-properties fo:color="#b7b7b7" style:font-name="Arial" fo:font-size="11pt" style:font-name-asian="Arial" style:font-size-asian="11pt" style:font-name-complex="Arial" style:font-size-complex="11pt"/>
    </style:style>
    <style:style style:name="T25_36" style:family="text">
      <style:text-properties fo:color="#b7b7b7" style:font-name="Arial" fo:font-size="11pt" style:font-name-asian="Arial" style:font-size-asian="11pt" style:font-name-complex="Arial" style:font-size-complex="11pt"/>
    </style:style>
  </office:automatic-styles>
  <office:body>
    <office:text>
      <text:p text:style-name="P1"><text:span text:style-name="T1_1">CAPA</text:span><text:span text:style-name="T1_2"><text:s/></text:span><text:span text:style-name="T1_3">DATA</text:span><text:span text:style-name="T1_4"><text:s/></text:span><text:span text:style-name="T1_5">STRUCTURES</text:span><text:span text:style-name="T1_6"><text:line-break/><text:line-break/></text:span><text:span text:style-name="T1_7">1)<text:s/></text:span><text:span text:style-name="T1_8">Company</text:span><text:span text:style-name="T1_9"><text:s/></text:span><text:span text:style-name="T1_10">Table</text:span><text:span text:style-name="T1_11"><text:line-break/></text:span><text:span text:style-name="T1_12">   </text:span><text:span text:style-name="T1_13">Company</text:span><text:span text:style-name="T1_14"><text:s/></text:span><text:span text:style-name="T1_15">ID</text:span><text:span text:style-name="T1_16"><text:s/>(</text:span><text:span text:style-name="T1_17">K</text:span><text:span text:style-name="T1_18">)</text:span><text:span text:style-name="T1_19"><text:s/>|<text:s/></text:span><text:span text:style-name="T1_20">Company</text:span><text:span text:style-name="T1_21"><text:s/></text:span><text:span text:style-name="T1_22">Name</text:span><text:span text:style-name="T1_23"><text:s/>|<text:s/></text:span><text:span text:style-name="T1_24">Company</text:span><text:span text:style-name="T1_25"><text:s/></text:span><text:span text:style-name="T1_26">Address</text:span><text:span text:style-name="T1_27"><text:s/></text:span><text:span text:style-name="T1_28">|<text:s/></text:span><text:span text:style-name="T1_29">Email</text:span><text:span text:style-name="T1_30"><text:line-break/></text:span><text:span text:style-name="T1_31">   </text:span><text:span text:style-name="T1_32">Administrator</text:span><text:span text:style-name="T1_33"><text:s/></text:span><text:span text:style-name="T1_34">Contact</text:span><text:span text:style-name="T1_35"><text:s/></text:span><text:span text:style-name="T1_36">Name</text:span><text:span text:style-name="T1_37">(</text:span><text:span text:style-name="T1_38">the</text:span><text:span text:style-name="T1_39"><text:s/></text:span><text:span text:style-name="T1_40">person</text:span><text:span text:style-name="T1_41"><text:s/></text:span><text:span text:style-name="T1_42">who</text:span><text:span text:style-name="T1_43"><text:s/></text:span><text:span text:style-name="T1_44">setup</text:span><text:span text:style-name="T1_45"><text:s/></text:span><text:span text:style-name="T1_46">CAPA</text:span><text:span text:style-name="T1_47"><text:s/></text:span><text:span text:style-name="T1_48">acct</text:span><text:span text:style-name="T1_49">?)</text:span><text:span text:style-name="T1_50"><text:s/>|<text:s/></text:span><text:span text:style-name="T1_51">Logi</text:span><text:span text:style-name="T1_52">n</text:span><text:span text:style-name="T1_53"><text:s/>|<text:s/></text:span><text:span text:style-name="T1_54">Password</text:span><text:span text:style-name="T1_55"><text:s/>   </text:span><text:span text:style-name="T1_56"><text:line-break/><text:line-break/></text:span><text:span text:style-name="T1_57">2)<text:s/></text:span><text:span text:style-name="T1_58">Member</text:span><text:span text:style-name="T1_59"><text:s/></text:span><text:span text:style-name="T1_60">Account</text:span><text:span text:style-name="T1_61"><text:s/></text:span><text:span text:style-name="T1_62">Table</text:span><text:span text:style-name="T1_63"><text:line-break/></text:span><text:span text:style-name="T1_64">   </text:span><text:span text:style-name="T1_65">Company</text:span><text:span text:style-name="T1_66"><text:s/></text:span><text:span text:style-name="T1_67">ID</text:span><text:span text:style-name="T1_68"><text:s/>(</text:span><text:span text:style-name="T1_69">K</text:span><text:span text:style-name="T1_70">)</text:span><text:span text:style-name="T1_71"><text:s/>|</text:span><text:span text:style-name="T1_72"> </text:span><text:span text:style-name="T1_73">Member</text:span><text:span text:style-name="T1_74"><text:s/></text:span><text:span text:style-name="T1_75">ID</text:span><text:span text:style-name="T1_76"><text:s/>(</text:span><text:span text:style-name="T1_77">K</text:span><text:span text:style-name="T1_78">)</text:span></text:p>
      <text:p text:style-name="P2"><text:span text:style-name="T2_1"><text:s text:c="3"/></text:span><text:span text:style-name="T2_2">Account</text:span><text:span text:style-name="T2_3"><text:s/></text:span><text:span text:style-name="T2_4">Type</text:span><text:span text:style-name="T2_5"><text:s/>(</text:span><text:span text:style-name="T2_6">K</text:span><text:span text:style-name="T2_7">)</text:span><text:span text:style-name="T2_8"><text:line-break/></text:span><text:span text:style-name="T2_9">   </text:span><text:span text:style-name="T2_10">Active</text:span><text:span text:style-name="T2_11"><text:s/></text:span><text:span text:style-name="T2_12">flag</text:span><text:span text:style-name="T2_13"><text:line-break/></text:span><text:span text:style-name="T2_14">   </text:span><text:span text:style-name="T2_15">Email</text:span><text:span text:style-name="T2_16"><text:s/></text:span><text:span text:style-name="T2_17">Address</text:span><text:span text:style-name="T2_18"><text:line-break/></text:span><text:span text:style-name="T2_19">   </text:span><text:span text:style-name="T2_20">Admin</text:span><text:span text:style-name="T2_21"><text:s/></text:span><text:span text:style-name="T2_22">Flag</text:span><text:span text:style-name="T2_23"><text:s/>|<text:s/></text:span><text:span text:style-name="T2_24">Permission</text:span><text:span text:style-name="T2_25"><text:s/></text:span><text:span text:style-name="T2_26">level</text:span><text:span text:style-name="T2_27">?</text:span><text:span text:style-name="T2_28"><text:line-break/></text:span><text:span text:style-name="T2_29">   </text:span><text:span text:style-name="T2_30">Buy</text:span><text:span text:style-name="T2_31">-</text:span><text:span text:style-name="T2_32">in</text:span><text:span text:style-name="T2_33"><text:s/></text:span><text:span text:style-name="T2_34">date</text:span><text:span text:style-name="T2_35"><text:s/></text:span><text:span text:style-name="T2_36">|<text:s/></text:span><text:span text:style-name="T2_37">Buy</text:span><text:span text:style-name="T2_38">-</text:span><text:span text:style-name="T2_39">in</text:span><text:span text:style-name="T2_40"><text:s/></text:span><text:span text:style-name="T2_41">Amt</text:span><text:span text:style-name="T2_42"><text:line-break/></text:span><text:span text:style-name="T2_43">   </text:span><text:span text:style-name="T2_44">Member</text:span><text:span text:style-name="T2_45"><text:s/></text:span><text:span text:style-name="T2_46">left</text:span><text:span text:style-name="T2_47"><text:s/></text:span><text:span text:style-name="T2_48">date</text:span><text:span text:style-name="T2_49"><text:line-break/><text:line-break/></text:span><text:span text:style-name="T2_50">3)<text:s/></text:span><text:span text:style-name="T2_51">Equity</text:span><text:span text:style-name="T2_52"><text:s/></text:span><text:span text:style-name="T2_53">Account</text:span><text:span text:style-name="T2_54"><text:s/></text:span><text:span text:style-name="T2_55">Table</text:span><text:span text:style-name="T2_56"><text:line-break/></text:span><text:span text:style-name="T2_57">   </text:span><text:span text:style-name="T2_58">Company</text:span><text:span text:style-name="T2_59"><text:s/>(</text:span><text:span text:style-name="T2_60">K</text:span><text:span text:style-name="T2_61">)</text:span><text:span text:style-name="T2_62"><text:line-break/></text:span><text:span text:style-name="T2_63">   </text:span><text:span text:style-name="T2_64">Member</text:span><text:span text:style-name="T2_65"><text:line-break/></text:span><text:span text:style-name="T2_66">   </text:span><text:span text:style-name="T2_67">Account</text:span><text:span text:style-name="T2_68"><text:s/></text:span><text:span text:style-name="T2_69">ID</text:span><text:span text:style-name="T2_70"><text:line-break/></text:span><text:span text:style-name="T2_71">   </text:span><text:span text:style-name="T2_72">Account</text:span><text:span text:style-name="T2_73"><text:s/></text:span><text:span text:style-name="T2_74">Balance</text:span><text:span text:style-name="T2_75"><text:line-break/></text:span><text:span text:style-name="T2_76">   </text:span><text:span text:style-name="T2_77">Starting</text:span><text:span text:style-name="T2_78"><text:s/></text:span><text:span text:style-name="T2_79">Amount</text:span><text:span text:style-name="T2_80">?</text:span><text:span text:style-name="T2_81"><text:line-break/></text:span><text:span text:style-name="T2_82">   </text:span><text:span text:style-name="T2_83">YTD</text:span><text:span text:style-name="T2_84"><text:line-break/></text:span><text:span text:style-name="T2_85">   </text:span><text:span text:style-name="T2_86">Last</text:span><text:span text:style-name="T2_87"><text:s/></text:span><text:span text:style-name="T2_88">YTD</text:span><text:span text:style-name="T2_89"><text:line-break/></text:span><text:span text:style-name="T2_90">   </text:span><text:span text:style-name="T2_91">Payout</text:span><text:span text:style-name="T2_92"><text:s/></text:span><text:span text:style-name="T2_93">Amt</text:span><text:span text:style-name="T2_94"><text:line-break/></text:span><text:span text:style-name="T2_95">   </text:span><text:span text:style-name="T2_96">Payout</text:span><text:span text:style-name="T2_97"><text:s/></text:span><text:span text:style-name="T2_98">Date</text:span><text:span text:style-name="T2_99"><text:s/></text:span><text:span text:style-name="T2_100">Last</text:span><text:span text:style-name="T2_101"><text:s/></text:span><text:span text:style-name="T2_102">Tranaction</text:span><text:span text:style-name="T2_103"><text:s/></text:span><text:span text:style-name="T2_104">Date</text:span><text:span text:style-name="T2_105"><text:line-break/><text:line-break/></text:span><text:span text:style-name="T2_106">4)<text:s/></text:span><text:span text:style-name="T2_107">Patronage</text:span><text:span text:style-name="T2_108"><text:s/></text:span><text:span text:style-name="T2_109">Transaction</text:span><text:span text:style-name="T2_110"><text:s/></text:span><text:span text:style-name="T2_111">Table</text:span><text:span text:style-name="T2_112"><text:line-break/></text:span><text:span text:style-name="T2_113">   </text:span><text:span text:style-name="T2_114">Company</text:span><text:span text:style-name="T2_115"><text:s/>(</text:span><text:span text:style-name="T2_116">K</text:span><text:span text:style-name="T2_117">)</text:span><text:span text:style-name="T2_118"><text:line-break/></text:span><text:span text:style-name="T2_119">   </text:span><text:span text:style-name="T2_120">Member</text:span><text:span text:style-name="T2_121"><text:s/>#?</text:span><text:span text:style-name="T2_122"><text:line-break/></text:span><text:span text:style-name="T2_123">   </text:span><text:span text:style-name="T2_124">Equity</text:span><text:span text:style-name="T2_125"><text:s/></text:span><text:span text:style-name="T2_126">Account</text:span><text:span text:style-name="T2_127">#<text:s/>(</text:span><text:span text:style-name="T2_128">K</text:span><text:span text:style-name="T2_129">)</text:span><text:span text:style-name="T2_130"><text:line-break/></text:span><text:span text:style-name="T2_131">   </text:span><text:span text:style-name="T2_132">Ref</text:span><text:span text:style-name="T2_133"><text:s/>#<text:s/>(</text:span><text:span text:style-name="T2_134">K</text:span><text:span text:style-name="T2_135">)</text:span><text:span text:style-name="T2_136"><text:line-break/></text:span><text:span text:style-name="T2_137">   </text:span><text:span text:style-name="T2_138">Reference</text:span><text:span text:style-name="T2_139"><text:s/></text:span><text:span text:style-name="T2_140">Description</text:span><text:span text:style-name="T2_141"><text:line-break/></text:span><text:span text:style-name="T2_142">   </text:span><text:span text:style-name="T2_143">Amt</text:span><text:span text:style-name="T2_144"><text:line-break/></text:span><text:span text:style-name="T2_145">   </text:span><text:span text:style-name="T2_146">Date</text:span><text:span text:style-name="T2_147"><text:s/>(</text:span><text:span text:style-name="T2_148">K</text:span><text:span text:style-name="T2_149">?)</text:span><text:span text:style-name="T2_150"><text:line-break/></text:span><text:span text:style-name="T2_151">   </text:span><text:span text:style-name="T2_152">Year</text:span><text:span text:style-name="T2_153">/</text:span><text:span text:style-name="T2_154">Per</text:span><text:span text:style-name="T2_155"><text:line-break/></text:span></text:p>
      <text:p text:style-name="P3"><text:span text:style-name="T3_1">MemberEquityAction</text:span></text:p>
      <text:p text:style-name="P4"><text:span text:style-name="T4_1"><text:s text:c="2"/></text:span><text:span text:style-name="T4_2">type</text:span><text:span text:style-name="T4_3"><text:s/>(</text:span><text:span text:style-name="T4_4">disburse</text:span><text:span text:style-name="T4_5">,<text:s/></text:span><text:span text:style-name="T4_6">buy</text:span><text:span text:style-name="T4_7">-</text:span><text:span text:style-name="T4_8">in</text:span><text:span text:style-name="T4_9">,<text:s/></text:span><text:span text:style-name="T4_10">close</text:span><text:span text:style-name="T4_11">)</text:span></text:p>
      <text:p text:style-name="P5"><text:span text:style-name="T5_1"><text:s text:c="2"/></text:span><text:span text:style-name="T5_2">amount</text:span><text:span text:style-name="T5_3"><text:s/>(</text:span><text:span text:style-name="T5_4">money</text:span><text:span text:style-name="T5_5">)</text:span></text:p>
      <text:p text:style-name="P6"><text:span text:style-name="T6_1"><text:s text:c="2"/></text:span><text:span text:style-name="T6_2">performedOn</text:span><text:span text:style-name="T6_3"><text:s/>(</text:span><text:span text:style-name="T6_4">date</text:span><text:span text:style-name="T6_5">)</text:span></text:p>
      <text:p text:style-name="P7"><text:span text:style-name="T7_1"><text:s text:c="2"/></text:span><text:span text:style-name="T7_2">period</text:span><text:span text:style-name="T7_3"><text:s/>(</text:span><text:span text:style-name="T7_4">year</text:span><text:span text:style-name="T7_5"><text:s/></text:span><text:span text:style-name="T7_6">or</text:span><text:span text:style-name="T7_7"><text:s/></text:span><text:span text:style-name="T7_8">quarter</text:span><text:span text:style-name="T7_9"><text:s/></text:span><text:span text:style-name="T7_10">start</text:span><text:span text:style-name="T7_11"><text:s/></text:span><text:span text:style-name="T7_12">and</text:span><text:span text:style-name="T7_13"><text:s/></text:span><text:span text:style-name="T7_14">end</text:span><text:span text:style-name="T7_15">)</text:span></text:p>
      <text:p text:style-name="P8"/>
      <text:p text:style-name="P9"><text:span text:style-name="T9_1">Constraints</text:span><text:span text:style-name="T9_2">,<text:s/></text:span><text:span text:style-name="T9_3">Notes</text:span><text:span text:style-name="T9_4">:<text:s text:c="2"/></text:span></text:p>
      <text:p text:style-name="P10"><text:span text:style-name="T10_1"><text:s text:c="2"/></text:span></text:p>
      <text:p text:style-name="P11"><text:span text:style-name="T11_1"><text:line-break/></text:span><text:span text:style-name="T11_2">5)<text:s/></text:span><text:span text:style-name="T11_3">Wage</text:span><text:span text:style-name="T11_4">/</text:span><text:span text:style-name="T11_5">Time</text:span><text:span text:style-name="T11_6"><text:s/></text:span><text:span text:style-name="T11_7">Table</text:span><text:span text:style-name="T11_8"><text:line-break/></text:span><text:span text:style-name="T11_9">   </text:span><text:span text:style-name="T11_10">Company</text:span><text:span text:style-name="T11_11">(</text:span><text:span text:style-name="T11_12">K</text:span><text:span text:style-name="T11_13">)</text:span><text:span text:style-name="T11_14"><text:line-break/></text:span><text:span text:style-name="T11_15">   </text:span><text:span text:style-name="T11_16">Member</text:span><text:span text:style-name="T11_17"><text:s/></text:span><text:span text:style-name="T11_18">ID</text:span><text:span text:style-name="T11_19"><text:s/>(</text:span><text:span text:style-name="T11_20">K</text:span><text:span text:style-name="T11_21">)</text:span><text:span text:style-name="T11_22"><text:line-break/></text:span><text:span text:style-name="T11_23">   </text:span><text:span text:style-name="T11_24">Date</text:span><text:span text:style-name="T11_25"><text:s/>(</text:span><text:span text:style-name="T11_26">K</text:span><text:span text:style-name="T11_27">)</text:span><text:span text:style-name="T11_28"><text:line-break/></text:span><text:span text:style-name="T11_29">   </text:span><text:span text:style-name="T11_30">Total</text:span><text:span text:style-name="T11_31"><text:s/></text:span><text:span text:style-name="T11_32">time</text:span><text:span text:style-name="T11_33"><text:s/></text:span><text:span text:style-name="T11_34">worked</text:span><text:span text:style-name="T11_35"><text:line-break/></text:span><text:span text:style-name="T11_36">   </text:span><text:span text:style-name="T11_37">Productive</text:span><text:span text:style-name="T11_38"><text:s/></text:span><text:span text:style-name="T11_39">time</text:span><text:span text:style-name="T11_40"><text:line-break/></text:span><text:span text:style-name="T11_41">   </text:span><text:span text:style-name="T11_42">W</text:span><text:span text:style-name="T11_43">2<text:s/></text:span><text:span text:style-name="T11_44">Wages</text:span><text:span text:style-name="T11_45"><text:line-break/></text:span></text:p>
      <text:p text:style-name="P12"><text:span text:style-name="T12_1">WorkPatronage</text:span></text:p>
      <text:p text:style-name="P13"><text:span text:style-name="T13_1"><text:s/></text:span><text:span text:style-name="T13_2">work</text:span><text:span text:style-name="T13_3"><text:s/>(</text:span><text:span text:style-name="T13_4">hours</text:span><text:span text:style-name="T13_5"><text:s/></text:span><text:span text:style-name="T13_6">over</text:span><text:span text:style-name="T13_7"><text:s/></text:span><text:span text:style-name="T13_8">period</text:span><text:span text:style-name="T13_9">)</text:span></text:p>
      <text:p text:style-name="P14"><text:span text:style-name="T14_1"><text:s/></text:span><text:span text:style-name="T14_2">skillWeightedWork</text:span><text:span text:style-name="T14_3"><text:s/>(</text:span><text:span text:style-name="T14_4">earnings</text:span><text:span text:style-name="T14_5"><text:s/></text:span><text:span text:style-name="T14_6">over</text:span><text:span text:style-name="T14_7"><text:s/></text:span><text:span text:style-name="T14_8">period</text:span><text:span text:style-name="T14_9">)</text:span></text:p>
      <text:p text:style-name="P15"><text:span text:style-name="T15_1"><text:s/></text:span><text:span text:style-name="T15_2">seniority</text:span><text:span text:style-name="T15_3"><text:s/>(</text:span><text:span text:style-name="T15_4">level</text:span><text:span text:style-name="T15_5"><text:s/>1-5)</text:span></text:p>
      <text:p text:style-name="P16"><text:span text:style-name="T16_1"><text:s/></text:span><text:span text:style-name="T16_2">quality</text:span><text:span text:style-name="T16_3"><text:s/>(</text:span><text:span text:style-name="T16_4">score</text:span><text:span text:style-name="T16_5"><text:s/>1-10)</text:span></text:p>
      <text:p text:style-name="P17"><text:span text:style-name="T17_1"><text:s/></text:span><text:span text:style-name="T17_2">revenueGenerated</text:span><text:span text:style-name="T17_3"><text:s/>(</text:span><text:span text:style-name="T17_4">revenue</text:span><text:span text:style-name="T17_5"><text:s/></text:span><text:span text:style-name="T17_6">over</text:span><text:span text:style-name="T17_7"><text:s/></text:span><text:span text:style-name="T17_8">period</text:span><text:span text:style-name="T17_9">)</text:span></text:p>
      <text:p text:style-name="P18"/>
      <text:p text:style-name="P19"><text:span text:style-name="T19_1">Constraints</text:span><text:span text:style-name="T19_2">,<text:s/></text:span><text:span text:style-name="T19_3">Notes</text:span><text:span text:style-name="T19_4">:<text:s/></text:span><text:span text:style-name="T19_5">Either</text:span><text:span text:style-name="T19_6"><text:s/></text:span><text:span text:style-name="T19_7">work</text:span><text:span text:style-name="T19_8"><text:s/></text:span><text:span text:style-name="T19_9">or</text:span><text:span text:style-name="T19_10"><text:s/></text:span><text:span text:style-name="T19_11">skillWeightedWork</text:span><text:span text:style-name="T19_12"><text:s/></text:span><text:span text:style-name="T19_13">is</text:span><text:span text:style-name="T19_14"><text:s/></text:span><text:span text:style-name="T19_15">required</text:span><text:span text:style-name="T19_16">,<text:s/></text:span><text:span text:style-name="T19_17">but</text:span><text:span text:style-name="T19_18"><text:s/></text:span><text:span text:style-name="T19_19">only</text:span><text:span text:style-name="T19_20"><text:s/></text:span><text:span text:style-name="T19_21">one</text:span><text:span text:style-name="T19_22"><text:s/></text:span><text:span text:style-name="T19_23">can</text:span><text:span text:style-name="T19_24"><text:s/></text:span><text:span text:style-name="T19_25">be</text:span><text:span text:style-name="T19_26"><text:s/></text:span><text:span text:style-name="T19_27">present</text:span><text:span text:style-name="T19_28">.<text:s/></text:span><text:span text:style-name="T19_29">Seniority</text:span><text:span text:style-name="T19_30">,<text:s/></text:span><text:span text:style-name="T19_31">quality</text:span><text:span text:style-name="T19_32"><text:s/></text:span><text:span text:style-name="T19_33">and</text:span><text:span text:style-name="T19_34"><text:s/></text:span><text:span text:style-name="T19_35">revenueGenerated</text:span><text:span text:style-name="T19_36"><text:s/></text:span><text:span text:style-name="T19_37">are</text:span><text:span text:style-name="T19_38"><text:s/></text:span><text:span text:style-name="T19_39">optional</text:span><text:span text:style-name="T19_40">.<text:s/></text:span><text:span text:style-name="T19_41">Seniority</text:span><text:span text:style-name="T19_42"><text:s/></text:span><text:span text:style-name="T19_43">can</text:span><text:span text:style-name="T19_44"><text:s/></text:span><text:span text:style-name="T19_45">be</text:span><text:span text:style-name="T19_46"><text:s/></text:span><text:span text:style-name="T19_47">derived</text:span><text:span text:style-name="T19_48"><text:s/></text:span><text:span text:style-name="T19_49">from</text:span><text:span text:style-name="T19_50"><text:s/></text:span><text:span text:style-name="T19_51">member</text:span><text:span text:style-name="T19_52"><text:s/></text:span><text:span text:style-name="T19_53">info</text:span><text:span text:style-name="T19_54"><text:s/></text:span><text:span text:style-name="T19_55">and</text:span><text:span text:style-name="T19_56"><text:s/></text:span><text:span text:style-name="T19_57">a</text:span><text:span text:style-name="T19_58"><text:s/></text:span><text:span text:style-name="T19_59">general</text:span><text:span text:style-name="T19_60"><text:s/></text:span><text:span text:style-name="T19_61">rule</text:span><text:span text:style-name="T19_62"><text:s/></text:span><text:span text:style-name="T19_63">for</text:span><text:span text:style-name="T19_64"><text:s/></text:span><text:span text:style-name="T19_65">converting</text:span><text:span text:style-name="T19_66"><text:s/></text:span><text:span text:style-name="T19_67">years</text:span><text:span text:style-name="T19_68"><text:s/></text:span><text:span text:style-name="T19_69">to</text:span><text:span text:style-name="T19_70"><text:s/></text:span><text:span text:style-name="T19_71">seniority</text:span><text:span text:style-name="T19_72">.</text:span></text:p>
      <text:p text:style-name="P20"><text:span text:style-name="T20_1">Difference</text:span><text:span text:style-name="T20_2"><text:s/></text:span><text:span text:style-name="T20_3">between</text:span><text:span text:style-name="T20_4"><text:s/></text:span><text:span text:style-name="T20_5">total</text:span><text:span text:style-name="T20_6"><text:s/></text:span><text:span text:style-name="T20_7">time</text:span><text:span text:style-name="T20_8"><text:s/></text:span><text:span text:style-name="T20_9">and</text:span><text:span text:style-name="T20_10"><text:s/></text:span><text:span text:style-name="T20_11">productive</text:span><text:span text:style-name="T20_12"><text:s/></text:span><text:span text:style-name="T20_13">time</text:span><text:span text:style-name="T20_14">?</text:span></text:p>
      <text:p text:style-name="P21"><text:span text:style-name="T21_1"><text:line-break/></text:span><text:span text:style-name="T21_2">6)<text:s/></text:span><text:span text:style-name="T21_3">Company</text:span><text:span text:style-name="T21_4"><text:s/></text:span><text:span text:style-name="T21_5">Financial</text:span><text:span text:style-name="T21_6"><text:s/></text:span><text:span text:style-name="T21_7">Input</text:span><text:span text:style-name="T21_8"><text:s/></text:span><text:span text:style-name="T21_9"><text:line-break/></text:span><text:span text:style-name="T21_10">   </text:span><text:span text:style-name="T21_11">Company</text:span><text:span text:style-name="T21_12"><text:s/></text:span><text:span text:style-name="T21_13">ID</text:span><text:span text:style-name="T21_14"><text:s/>(</text:span><text:span text:style-name="T21_15">K</text:span><text:span text:style-name="T21_16">)</text:span><text:span text:style-name="T21_17"><text:line-break/></text:span><text:span text:style-name="T21_18">   </text:span><text:span text:style-name="T21_19">Date</text:span><text:span text:style-name="T21_20"><text:s/>(</text:span><text:span text:style-name="T21_21">K</text:span><text:span text:style-name="T21_22">)</text:span><text:span text:style-name="T21_23"><text:line-break/></text:span><text:span text:style-name="T21_24">   </text:span><text:span text:style-name="T21_25">Year</text:span><text:span text:style-name="T21_26">/</text:span><text:span text:style-name="T21_27">Per</text:span><text:span text:style-name="T21_28"><text:line-break/></text:span><text:span text:style-name="T21_29">   </text:span><text:span text:style-name="T21_30">Net</text:span><text:span text:style-name="T21_31"><text:s/></text:span><text:span text:style-name="T21_32">Profit</text:span><text:span text:style-name="T21_33"><text:line-break/></text:span><text:span text:style-name="T21_34">   </text:span><text:span text:style-name="T21_35">Amt</text:span><text:span text:style-name="T21_36"><text:s/></text:span><text:span text:style-name="T21_37">to</text:span><text:span text:style-name="T21_38"><text:s/></text:span><text:span text:style-name="T21_39">Distribute</text:span><text:span text:style-name="T21_40"><text:line-break/></text:span><text:span text:style-name="T21_41">   %<text:s/></text:span><text:span text:style-name="T21_42">Distributed</text:span><text:span text:style-name="T21_43"><text:line-break/></text:span><text:span text:style-name="T21_44">   </text:span><text:span text:style-name="T21_45">Amt</text:span><text:span text:style-name="T21_46"><text:s/></text:span><text:span text:style-name="T21_47">Retained</text:span><text:span text:style-name="T21_48"><text:line-break/></text:span></text:p>
      <text:p text:style-name="P22"><text:span text:style-name="T22_1">FinancialResult</text:span></text:p>
      <text:p text:style-name="P23"><text:span text:style-name="T23_1"><text:s text:c="2"/></text:span><text:span text:style-name="T23_2">surplus</text:span><text:span text:style-name="T23_3"><text:s/>(</text:span><text:span text:style-name="T23_4">money</text:span><text:span text:style-name="T23_5">)</text:span></text:p>
      <text:p text:style-name="P24"><text:span text:style-name="T24_1"><text:s text:c="2"/></text:span><text:span text:style-name="T24_2">over</text:span><text:span text:style-name="T24_3"><text:s/>(</text:span><text:span text:style-name="T24_4">fiscal</text:span><text:span text:style-name="T24_5"><text:s/></text:span><text:span text:style-name="T24_6">period</text:span><text:span text:style-name="T24_7">)</text:span></text:p>
      <text:p text:style-name="P25"><text:span text:style-name="T25_1"><text:line-break/></text:span><text:span text:style-name="T25_2">5)<text:s/></text:span><text:span text:style-name="T25_3">Patronage</text:span><text:span text:style-name="T25_4"><text:s/></text:span><text:span text:style-name="T25_5">Calculation</text:span><text:span text:style-name="T25_6"><text:s/>(</text:span><text:span text:style-name="T25_7">Simple</text:span><text:span text:style-name="T25_8"><text:s/></text:span><text:span text:style-name="T25_9">Options</text:span><text:span text:style-name="T25_10">)</text:span><text:span text:style-name="T25_11"><text:line-break/></text:span><text:span text:style-name="T25_12">   </text:span><text:span text:style-name="T25_13">Total</text:span><text:span text:style-name="T25_14"><text:s/></text:span><text:span text:style-name="T25_15">time</text:span><text:span text:style-name="T25_16"><text:s/></text:span><text:span text:style-name="T25_17">based</text:span><text:span text:style-name="T25_18"><text:line-break/></text:span><text:span text:style-name="T25_19">   </text:span><text:span text:style-name="T25_20">Productive</text:span><text:span text:style-name="T25_21"><text:s/></text:span><text:span text:style-name="T25_22">time</text:span><text:span text:style-name="T25_23"><text:s/></text:span><text:span text:style-name="T25_24">based</text:span><text:span text:style-name="T25_25"><text:line-break/></text:span><text:span text:style-name="T25_26">   </text:span><text:span text:style-name="T25_27">W</text:span><text:span text:style-name="T25_28">2<text:s/></text:span><text:span text:style-name="T25_29">Wages</text:span><text:span text:style-name="T25_30"><text:line-break/></text:span><text:span text:style-name="T25_31">   %<text:s/></text:span><text:span text:style-name="T25_32">to</text:span><text:span text:style-name="T25_33"><text:s/></text:span><text:span text:style-name="T25_34">retained</text:span><text:span text:style-name="T25_35"><text:s/></text:span><text:span text:style-name="T25_36">earning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